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fed" officeooo:paragraph-rsid="0003cfe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cfed" officeooo:paragraph-rsid="0003cfe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774 Assignment-2</text:p>
      <text:p text:style-name="P1"><text:span text:style-name="T1">Question1</text:span> </text:p>
      <text:p text:style-name="P1">(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45:34.073836974</meta:creation-date>
    <meta:generator>LibreOffice/5.1.6.2$Linux_X86_64 LibreOffice_project/10m0$Build-2</meta:generator>
    <dc:date>2018-03-01T23:37:13.877488754</dc:date>
    <meta:editing-duration>PT3H36M10S</meta:editing-duration>
    <meta:editing-cycles>2</meta:editing-cycles>
    <meta:document-statistic meta:table-count="0" meta:image-count="0" meta:object-count="0" meta:page-count="1" meta:paragraph-count="3" meta:word-count="4" meta:character-count="32" meta:non-whitespace-character-count="30"/>
  </office:meta>
</office:document-meta>
</file>